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Text_20_body">
      <style:text-properties fo:font-style="normal" style:font-style-asian="normal" style:font-style-complex="normal"/>
    </style:style>
    <style:style style:name="P3" style:family="paragraph" style:parent-style-name="Text_20_body" style:list-style-name="L1"/>
    <style:style style:name="P4" style:family="paragraph" style:parent-style-name="Text_20_body" style:list-style-name="L1">
      <style:paragraph-properties fo:margin-top="0cm" fo:margin-bottom="0cm"/>
    </style:style>
    <style:style style:name="T1" style:family="text">
      <style:text-properties fo:font-style="normal" style:font-style-asian="normal" style:font-style-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vaTutorium – String </text:p>
      <text:p text:style-name="P1"/>
      <text:p text:style-name="P1">Aufgabe 1 (Schwierigkeitsgrad : 2)</text:p>
      <text:p text:style-name="Text_20_body"><text:span text:style-name="T1">Schreiben Sie eine Klasse </text:span><text:span text:style-name="Emphasis"><text:span text:style-name="T1">Stringthings</text:span></text:span><text:span text:style-name="T1">, die folgende Funktionen enthält:</text:span></text:p>
      <text:list xml:id="list5775153332573933938" text:style-name="L1">
        <text:list-item>
          <text:p text:style-name="P4"><text:span text:style-name="Emphasis"><text:span text:style-name="T1">public static String verkette(String s, int a)</text:span></text:span><text:span text:style-name="T1">: a mal hintereinander s</text:span></text:p>
        </text:list-item>
        <text:list-item>
          <text:p text:style-name="P4"><text:span text:style-name="Emphasis"><text:span text:style-name="T1">public static String ohneErstesZeichen(String s)</text:span></text:span><text:span text:style-name="T1">: s ohne erstes Zeichen</text:span></text:p>
        </text:list-item>
        <text:list-item>
          <text:p text:style-name="P4"><text:span text:style-name="Emphasis"><text:span text:style-name="T1">public static int zaehleZeichen(String s, char c)</text:span></text:span><text:span text:style-name="T1">int: Anzahl des Zeichens c in s</text:span></text:p>
        </text:list-item>
        <text:list-item>
          <text:p text:style-name="P4"><text:span text:style-name="Emphasis"><text:span text:style-name="T1">public static String allesGross(String s)</text:span></text:span><text:span text:style-name="T1">: s, bei dem alle Kleinbuchstaben in Großbuchstaben umgewandelt worden</text:span></text:p>
        </text:list-item>
        <text:list-item>
          <text:p text:style-name="P4"><text:span text:style-name="Emphasis"><text:span text:style-name="T1">public static String erzeugeLeerstring(int a)</text:span></text:span><text:span text:style-name="T1">: a mal das Leerzeichen</text:span></text:p>
        </text:list-item>
        <text:list-item>
          <text:p text:style-name="P4"><text:span text:style-name="Emphasis"><text:span text:style-name="T1">public static String teilString(String s, int start, int ende)</text:span></text:span><text:span text:style-name="T1">: Teilstring aus s vom Index start bis zum Index end (jeweils inklusive)</text:span></text:p>
        </text:list-item>
        <text:list-item>
          <text:p text:style-name="P4"><text:span text:style-name="Emphasis"><text:span text:style-name="T1">public static String trim(String s)</text:span></text:span><text:span text:style-name="T1">: Falls s am Anfang oder am Ende Leerzeichen hatte, wurden diese entfernt</text:span></text:p>
        </text:list-item>
        <text:list-item>
          <text:p text:style-name="P4"><text:span text:style-name="Emphasis"><text:span text:style-name="T1">public int toInteger(String s)</text:span></text:span><text:span text:style-name="T1">: Der zur Stringdarstellung passende Integer (!!!Achtung, schwerer!!!)</text:span></text:p>
        </text:list-item>
        <text:list-item>
          <text:p text:style-name="P4"><text:span text:style-name="Emphasis"><text:span text:style-name="T1">public String ersetzeString(String s, String t, String u)</text:span></text:span><text:span text:style-name="T1">: Alle Vorkommen des Strings t in s wurden durch u ersetzt (!!!Achtung, schwer!!!)</text:span></text:p>
        </text:list-item>
        <text:list-item>
          <text:p text:style-name="P3"><text:span text:style-name="T1">Achten Sie bei allen Methoden auf unzulässige Übergabeparameter- werfen Sie in dem Fall eine </text:span><text:span text:style-name="Emphasis"><text:span text:style-name="T1">IllegalArgumentException</text:span></text:span><text:span text:style-name="T1">.</text:span></text:p>
        </text:list-item>
      </text:list>
      <text:p text:style-name="P2">Aufgabe 2 (Schwierigkeitsgrad: 2)</text:p>
      <text:p text:style-name="Text_20_body"><text:span text:style-name="T1">Schreiben Sie in der Klasse Funktionen eine Funktion<text:line-break/><text:line-break/></text:span><text:span text:style-name="Emphasis"><text:span text:style-name="T1">public static String compressSpace(String s)</text:span></text:span><text:span text:style-name="T1"><text:line-break/><text:line-break/>, die sowohl alle Leerzeichen am Anfang und Ende des Strings entfernt als auch innerhalb des Strings mehr als zwei Leerzeichen zu einem verschmelzen lässt.<text:line-break/><text:line-break/>Sie dürfen dabei nur die Methoden </text:span><text:span text:style-name="Emphasis"><text:span text:style-name="T1">charAt(int index)</text:span></text:span><text:span text:style-name="T1">, </text:span><text:span text:style-name="Emphasis"><text:span text:style-name="T1">length()</text:span></text:span><text:span text:style-name="T1">, und die Konkatenation (Verkettung) der Klasse String verwenden.<text:line-break/><text:line-break/>Bsp.: (Leerzeichen werden mittels '-' dargestellt)<text:line-break/></text:span><text:span text:style-name="Emphasis"><text:span text:style-name="T1">compressSpace('---Hier-sind--Leerzeichen'); --&gt; 'Hier-sind-Leerzeichen';</text:span></text:span><text:span text:style-name="T1"><text:line-break/><text:line-break/></text:span><text:span text:style-name="Emphasis"><text:span text:style-name="T1">compressSpace('Weg-mit----dem--Überflüssigen---'); --&gt; 'Weg-mit-dem-Überflüssigen'</text:span></text:span></text:p>
      <text:p text:style-name="Text_20_body"><text:span text:style-name="Emphasis"><text:span text:style-name="T1"/></text:span></text:p>
      <text:p text:style-name="Text_20_body"><text:span text:style-name="Emphasis"><text:span text:style-name="T1">Aufgabe 3 (Schwierigkeitsgrad: 3)</text:span></text:span></text:p>
      <text:p text:style-name="Text_20_body"><text:span text:style-name="Emphasis"><text:span text:style-name="T1">Implementieren Sie eine Klasse ZeichenEntferner<text:line-break/><text:line-break/>mit der Methode<text:line-break/><text:line-break/>public static String entferneZeichen(String s, char c)<text:line-break/><text:line-break/>, die das angegebene Zeichen c aus dem String s entfernt, ebenso das Zeichen genau vor und genau nach c.<text:line-break/>Beispiel:<text:line-break/>entferneZeichen(„ha*llo“,‘*‘) ergibt „hlo“<text:line-break/>entferneZeichen(„hal@@lo“, ‚@‘) ergibt „hao“<text:line-break/>entferneZeichen(„*hallo*“, ‚*‘) ergibt „all“ </text:span></text:span></text:p>
      <text:p text:style-name="Text_20_body"><text:soft-page-break/><text:span text:style-name="Emphasis"><text:span text:style-name="T1">Aufgabe 4 (Schwierigkeitsgrad: 3)</text:span></text:span></text:p>
      <text:p text:style-name="Text_20_body">Eine Zeichenfolge kann komprimiert werden, indem Abschnitte von mehreren gleichen, lückenlos aufeinanderfolgenden Zeichen zusammengefasst werden zur Angabe eines Zählers sowie des wiederholten Zeichens – das bezeichnen wir als ‚Zählersequenz‘.<text:line-break/><text:line-break/>Bsp.: „AAAA BBBBBB CCCC“ wird zu „4A 6B 4C“ (Leerzeichen zur besseren Lesbarkeit eingefügt)<text:line-break/><text:line-break/>Dieses Verfahren wird Runlength Encoding genannt. Allerdings ergibt sich aus obiger Vorschrift eine Mehrdeutigkeit: „4A“ kann sowohl für „4 mal A“ als auch „die Ziffer 4 gefolgt von einem A“ stehen. Um das zu verhindern, wird die Zählersequenz mit einem bestimmten Erkennungszeichen, dem sogenannten Marker, versehen. Hier wird das „Z“ als Marker gewählt.<text:line-break/><text:line-break/>Bsp.: Das obige Beispiel wird demnach zu „Z4A Z6B Z4C“<text:line-break/><text:line-break/>Bei einzelnen oder sehr kurzen Folgen von zwei, drei gleichen Zeichen ist die Kompression unwirksam, das Zeichen bleibt unverändert.<text:line-break/><text:line-break/>Bsp.: „A BBB CC“ bleibt so<text:line-break/><text:line-break/>Der gewählte Marker kann natürlich auch im Originaltext vorkommen. Man sollte ihn nicht einfach übernehmen, denn er würde dann fälschlicherweise als Beginn einer Zählersequenz interpretiert. Lösung des Problems ist, dass man den Marker selber immer in eine Zählersequenz verpackt, auch bei nur ein-, zwei- oder dreimaligem Vorkommen.<text:line-break/><text:line-break/>Bsp.: „A Z BBBB ZZZ“ wird zu „A Z1Z Z4B Z3Z“<text:line-break/><text:line-break/>Als Marker wählt man ein möglichst seltenes Zeichen, damit der Text nicht aufgebläht wird.<text:line-break/><text:line-break/>Zusätzlich ist der Wertebereich eines Zählers in der Zählersequenz beschränkt. Hier wird nur eine Ziffer als Zähler zugelassen, d.h. eine Zählersequenz kann maximal neun gleiche Zeichen repräsentieren. Längere Folgen müssen in mehrere Sequenzen zerlegt werden.<text:line-break/><text:line-break/>Bsp.: 20-mal A wird zu „Z9A Z9Z AA“<text:line-break/><text:line-break/>Schreiben Sie eine Funktion<text:line-break/><text:line-break/><text:span text:style-name="Emphasis">public static String komprimiere(String s)</text:span><text:line-break/><text:line-break/>, die einen String übergeben bekommt und nach obigem Verfahren komprimiert und zurückgibt.</text:p>
      <text:p text:style-name="Text_20_body"><text:span text:style-name="Emphasis"><text:span text:style-name="T1"/></text:span></text:p>
      <text:p text:style-name="Text_20_body"><text:span text:style-name="Emphasis"><text:span text:style-name="T1"/></text:span></text:p>
      <text:p text:style-name="Text_20_body"><text:span text:style-name="Emphasis"><text:span text:style-name="T1"/></text:span></text:p>
      <text:p text:style-name="Text_20_body"><text:span text:style-name="Emphasis"><text:span text:style-name="T1"/></text:span></text:p>
      <text:p text:style-name="Text_20_body"><text:span text:style-name="Emphasis"><text:span text:style-name="T1"/></text:span></text:p>
      <text:p text:style-name="Text_20_body"><text:span text:style-name="Emphasis"><text:span text:style-name="T1"/></text:span></text:p>
      <text:p text:style-name="Text_20_body"><text:span text:style-name="Emphasis"><text:span text:style-name="T1"/></text:span></text:p>
      <text:p text:style-name="Text_20_body"><text:span text:style-name="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tan Purnamasari</meta:initial-creator>
    <meta:creation-date>2016-12-19T20:41:33.24</meta:creation-date>
    <dc:date>2017-01-25T16:58:16.36</dc:date>
    <dc:creator>Intan Purnamasari</dc:creator>
    <meta:editing-duration>PT11M23S</meta:editing-duration>
    <meta:editing-cycles>3</meta:editing-cycles>
    <meta:generator>OpenOffice/4.0.1$Win32 OpenOffice.org_project/401m5$Build-9714</meta:generator>
    <meta:document-statistic meta:table-count="0" meta:image-count="0" meta:object-count="0" meta:page-count="2" meta:paragraph-count="19" meta:word-count="569" meta:character-count="4046"/>
  </office:meta>
</office:document-meta>
</file>